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 Lawrenc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el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le</text:p>
          </table:table-cell>
          <table:table-cell office:value-type="string">
            <text:p>nele.hofmeier@gmail.c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t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li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os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n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orin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bert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 office:value-type="string">
            <text:p>0 71 71 / 104 38 104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>
          <table:table-cell/>
          <table:table-cell office:value-type="string">
            <text:p>Clara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2">04/22/2025</text:date>, <text:time>15:1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4-22T15:12:31.24</dc:date>
    <dc:creator>Jirka Dell'Oro-Friedl</dc:creator>
    <meta:editing-duration>P15DT14H17M49S</meta:editing-duration>
    <meta:editing-cycles>5</meta:editing-cycles>
    <meta:generator>OpenOffice/4.1.15$Win32 OpenOffice.org_project/4115m2$Build-9813</meta:generator>
    <meta:document-statistic meta:table-count="3" meta:cell-count="64" meta:object-count="0"/>
  </office:meta>
</office:document-meta>
</file>